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784cm"/>
    </style:style>
    <style:style style:name="co3" style:family="table-column">
      <style:table-column-properties fo:break-before="auto" style:column-width="8.17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544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100"/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8" style:family="table-cell" style:parent-style-name="Default" style:data-style-name="N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9" style:family="table-cell" style:parent-style-name="Default" style:data-style-name="N61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0" style:family="table-cell" style:parent-style-name="Default" style:data-style-name="N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1" style:family="table-cell" style:parent-style-name="Default" style:data-style-name="N36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2" style:family="table-cell" style:parent-style-name="Default" style:data-style-name="N4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3" style:family="table-cell" style:parent-style-name="Default" style:data-style-name="N99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4" style:family="table-cell" style:parent-style-name="Default" style:data-style-name="N18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5" style:family="table-cell" style:parent-style-name="Default" style:data-style-name="N2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6" style:family="table-cell" style:parent-style-name="Default" style:data-style-name="N213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7" style:family="table-cell" style:parent-style-name="Default" style:data-style-name="N21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8" style:family="table-cell" style:parent-style-name="Default">
      <style:text-properties fo:language="en" fo:country="US"/>
      <style:map style:condition="is-true-formula(Sheet1.$#REF!#REF!&gt;COLUMN(Sheet1.F118)-3)" style:apply-style-name="Excel_5f_CondFormat_5f_1_5f_2_5f_1" style:base-cell-address="Sheet1.F118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0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9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7" office:value-type="string">
            <text:p>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7" office:value-type="string">
            <text:p><text:s/>123 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0">
            <text:p>Err:502</text:p>
          </table:table-cell>
          <table:table-cell table:style-name="ce7" office:value-type="string">
            <text:p>123.5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7" office:value-type="string">
            <text:p><text:s/>-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0">
            <text:p>Err:502</text:p>
          </table:table-cell>
          <table:table-cell table:style-name="ce7" office:value-type="string">
            <text:p>100,000,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8" office:value-type="string">
            <text:p>20%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9" office:value-type="string">
            <text:p>1,234.567e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9" office:value-type="string">
            <text:p>-12345e-10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000123456">
            <text:p>0</text:p>
          </table:table-cell>
          <table:table-cell table:style-name="ce9" office:value-type="string">
            <text:p>-123,456E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22">
            <text:p>35922</text:p>
          </table:table-cell>
          <table:table-cell table:style-name="ce11" office:value-type="string">
            <text:p>7/5/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22">
            <text:p>35922</text:p>
          </table:table-cell>
          <table:table-cell table:style-name="ce9" office:value-type="string">
            <text:p>7/5/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14])" office:value-type="float" office:value="35922.5090277778">
            <text:p>35922,51</text:p>
          </table:table-cell>
          <table:table-cell table:style-name="ce9" office:value-type="string">
            <text:p>7/5/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15])" office:value-type="float" office:value="35922.5091898148">
            <text:p>35922,51</text:p>
          </table:table-cell>
          <table:table-cell table:style-name="ce9" office:value-type="string">
            <text:p>7/5/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16])" office:value-type="float" office:value="0.509027777777778">
            <text:p>0,51</text:p>
          </table:table-cell>
          <table:table-cell table:style-name="ce12" office:value-type="string">
            <text:p>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17])" office:value-type="float" office:value="0.509189814814815">
            <text:p>0,51</text:p>
          </table:table-cell>
          <table:table-cell table:style-name="ce9" office:value-type="string">
            <text:p>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18])" office:value-type="float" office:value="0.00902777777777778">
            <text:p>0,01</text:p>
          </table:table-cell>
          <table:table-cell table:style-name="ce12" office:value-type="string">
            <text:p>0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19])" office:value-type="float" office:value="0.00918981481481482">
            <text:p>0,01</text:p>
          </table:table-cell>
          <table:table-cell table:style-name="ce9" office:value-type="string">
            <text:p>0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20])" office:value-type="float" office:value="35922.5090277778">
            <text:p>35922,51</text:p>
          </table:table-cell>
          <table:table-cell table:style-name="ce9" office:value-type="string">
            <text:p>7/5/1998 12:13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21])" office:value-type="float" office:value="35922.5091898148">
            <text:p>35922,51</text:p>
          </table:table-cell>
          <table:table-cell table:style-name="ce9" office:value-type="string">
            <text:p>7/5/98 12:13:14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22])" office:value-type="float" office:value="0.509027777777778">
            <text:p>0,51</text:p>
          </table:table-cell>
          <table:table-cell table:style-name="ce12" office:value-type="string">
            <text:p>12:13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23])" office:value-type="float" office:value="0.509189814814815">
            <text:p>0,51</text:p>
          </table:table-cell>
          <table:table-cell table:style-name="ce9" office:value-type="string">
            <text:p>12:13:14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,51</text:p>
          </table:table-cell>
          <table:table-cell table:formula="oooc:=VALUE([.C24])" office:value-type="float" office:value="0.509027777777778">
            <text:p>0,51</text:p>
          </table:table-cell>
          <table:table-cell table:style-name="ce12" office:value-type="string">
            <text:p>0:13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,51</text:p>
          </table:table-cell>
          <table:table-cell table:formula="oooc:=VALUE([.C25])" office:value-type="float" office:value="0.509189814814815">
            <text:p>0,51</text:p>
          </table:table-cell>
          <table:table-cell table:style-name="ce9" office:value-type="string">
            <text:p>0:13:14 P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26])" office:value-type="float" office:value="0.00902777777777778">
            <text:p>0,01</text:p>
          </table:table-cell>
          <table:table-cell table:style-name="ce12" office:value-type="string">
            <text:p>12:13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27])" office:value-type="float" office:value="0.00918981481481482">
            <text:p>0,01</text:p>
          </table:table-cell>
          <table:table-cell table:style-name="ce9" office:value-type="string">
            <text:p>12:13:14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,01</text:p>
          </table:table-cell>
          <table:table-cell table:formula="oooc:=VALUE([.C28])" office:value-type="float" office:value="0.00902777777777778">
            <text:p>0,01</text:p>
          </table:table-cell>
          <table:table-cell table:style-name="ce12" office:value-type="string">
            <text:p>0:13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,01</text:p>
          </table:table-cell>
          <table:table-cell table:formula="oooc:=VALUE([.C29])" office:value-type="float" office:value="0.00918981481481482">
            <text:p>0,01</text:p>
          </table:table-cell>
          <table:table-cell table:style-name="ce9" office:value-type="string">
            <text:p>0:13:14 AM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30])" office:value-type="float" office:value="10959">
            <text:p>10959</text:p>
          </table:table-cell>
          <table:table-cell table:style-name="ce12" office:value-type="string">
            <text:p>1/1/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31])" office:value-type="float" office:value="0">
            <text:p>Err:502</text:p>
          </table:table-cell>
          <table:table-cell table:style-name="ce9" office:value-type="string">
            <text:p>12/31/2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2])" office:value-type="float" office:value="35981">
            <text:p>35981</text:p>
          </table:table-cell>
          <table:table-cell table:style-name="ce12" office:value-type="string">
            <text:p>1998/7/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33])" office:value-type="float" office:value="35981.5090277778">
            <text:p>35981,51</text:p>
          </table:table-cell>
          <table:table-cell table:style-name="ce9" office:value-type="string">
            <text:p>1998/7/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34])" office:value-type="float" office:value="35981.5091898148">
            <text:p>35981,51</text:p>
          </table:table-cell>
          <table:table-cell table:style-name="ce9" office:value-type="string">
            <text:p>1998/7/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5])" office:value-type="float" office:value="35981">
            <text:p>35981</text:p>
          </table:table-cell>
          <table:table-cell table:style-name="ce12" office:value-type="string">
            <text:p>1998-7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,51</text:p>
          </table:table-cell>
          <table:table-cell table:formula="oooc:=VALUE([.C36])" office:value-type="float" office:value="35981.5090277778">
            <text:p>35981,51</text:p>
          </table:table-cell>
          <table:table-cell table:style-name="ce9" office:value-type="string">
            <text:p>1998-7-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,51</text:p>
          </table:table-cell>
          <table:table-cell table:formula="oooc:=VALUE([.C37])" office:value-type="float" office:value="35981.5091898148">
            <text:p>35981,51</text:p>
          </table:table-cell>
          <table:table-cell table:style-name="ce9" office:value-type="string">
            <text:p>1998-7-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38])" office:value-type="float" office:value="0">
            <text:p>Err:502</text:p>
          </table:table-cell>
          <table:table-cell table:style-name="ce9" office:value-type="string">
            <text:p>This is not a number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40])" office:value-type="float" office:value="12.345">
            <text:p>12,35</text:p>
          </table:table-cell>
          <table:table-cell table:style-name="ce10" office:value-type="float" office:value="12.345">
            <text:p>12,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41])" office:value-type="float" office:value="12345">
            <text:p>12345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42])" office:value-type="float" office:value="39083">
            <text:p>39083</text:p>
          </table:table-cell>
          <table:table-cell table:style-name="ce11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3])" office:value-type="float" office:value="39083">
            <text:p>39083</text:p>
          </table:table-cell>
          <table:table-cell table:style-name="ce10" office:value-type="string">
            <text:p>1/1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44])" office:value-type="float" office:value="1">
            <text:p>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5])" office:value-type="float" office:value="0">
            <text:p>0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0"/>
          <table:table-cell table:style-name="ce7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47])" office:value-type="string" office:string-value="AaBbCcDd">
            <text:p>AaBbCcDd</text:p>
          </table:table-cell>
          <table:table-cell table:style-name="ce10" office:value-type="string">
            <text:p>AaBbCcDd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8])" office:value-type="string" office:string-value="АаБбВвГгДд">
            <text:p>АаБбВвГгДд</text:p>
          </table:table-cell>
          <table:table-cell table:style-name="ce10" office:value-type="string">
            <text:p>АаБбВвГгД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9])">
            <text:p/>
          </table:table-cell>
          <table:table-cell table:style-name="ce10" office:value-type="float" office:value="123.45">
            <text:p>123,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50])" office:value-type="string" office:string-value="123.45">
            <text:p>123.45</text:p>
          </table:table-cell>
          <table:table-cell table:style-name="ce10" office:value-type="string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1])">
            <text:p/>
          </table:table-cell>
          <table:table-cell table:style-name="ce11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52])" office:value-type="string" office:string-value="1/1/2007">
            <text:p>1/1/2007</text:p>
          </table:table-cell>
          <table:table-cell table:style-name="ce10" office:value-type="string">
            <text:p>1/1/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3])">
            <text:p/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4])">
            <text:p/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56];[.D56])" office:value-type="string" office:string-value="0">
            <text:p>0</text:p>
          </table:table-cell>
          <table:table-cell table:style-name="ce10" office:value-type="float" office:value="0">
            <text:p>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57];[.D57])" office:value-type="string" office:string-value="99999999999,5">
            <text:p>99999999999,5</text:p>
          </table:table-cell>
          <table:table-cell table:style-name="ce14" office:value-type="float" office:value="99999999999.4999">
            <text:p>99999999999,49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8];[.D58])" office:value-type="string" office:string-value="99999999999,5">
            <text:p>99999999999,5</text:p>
          </table:table-cell>
          <table:table-cell table:style-name="ce14" office:value-type="float" office:value="99999999999.5">
            <text:p>99999999999,5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09">
            <text:p>0,000000009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27.326cm" draw:caption-point-x="-31.027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009000001">
            <text:p>0,000000009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27.797cm" draw:caption-point-x="-31.027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61];[.D61])" office:value-type="string" office:string-value="0">
            <text:p>0</text:p>
          </table:table-cell>
          <table:table-cell table:style-name="ce16" office:value-type="float" office:value="0.0000777777777777777">
            <text:p>0,0000777777777777777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28.268cm" draw:caption-point-x="-31.027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62];[.D62])" office:value-type="string" office:string-value="0">
            <text:p>0</text:p>
          </table:table-cell>
          <table:table-cell table:style-name="ce16" office:value-type="float" office:value="0.000777777777777777">
            <text:p>0,000777777777777777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28.739cm" draw:caption-point-x="-31.027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63];[.D63])" office:value-type="string" office:string-value="0,01">
            <text:p>0,01</text:p>
          </table:table-cell>
          <table:table-cell table:style-name="ce16" office:value-type="float" office:value="0.00777777777777777">
            <text:p>0,00777777777777777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29.21cm" draw:caption-point-x="-31.027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64];[.D64])" office:value-type="string" office:string-value="0,08">
            <text:p>0,08</text:p>
          </table:table-cell>
          <table:table-cell table:style-name="ce16" office:value-type="float" office:value="0.0777777777777777">
            <text:p>0,0777777777777777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29.681cm" draw:caption-point-x="-31.027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65];[.D65])" office:value-type="string" office:string-value="0,78">
            <text:p>0,78</text:p>
          </table:table-cell>
          <table:table-cell table:style-name="ce16" office:value-type="float" office:value="0.777777777777777">
            <text:p>0,777777777777777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30.152cm" draw:caption-point-x="-31.027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66];[.D66])" office:value-type="string" office:string-value="7,78">
            <text:p>7,78</text:p>
          </table:table-cell>
          <table:table-cell table:style-name="ce16" office:value-type="float" office:value="7.77777777777777">
            <text:p>7,77777777777777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30.623cm" draw:caption-point-x="-31.027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67];[.D67])" office:value-type="string" office:string-value="77,78">
            <text:p>77,78</text:p>
          </table:table-cell>
          <table:table-cell table:style-name="ce16" office:value-type="float" office:value="77.7777777777777">
            <text:p>77,7777777777777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31.094cm" draw:caption-point-x="-31.027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8];[.D68])" office:value-type="string" office:string-value="777,78">
            <text:p>777,78</text:p>
          </table:table-cell>
          <table:table-cell table:style-name="ce16" office:value-type="float" office:value="777.777777777777">
            <text:p>777,777777777777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31.564cm" draw:caption-point-x="-31.027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9];[.D69])" office:value-type="string" office:string-value="7777,78">
            <text:p>7777,78</text:p>
          </table:table-cell>
          <table:table-cell table:style-name="ce16" office:value-type="float" office:value="7777.77777777777">
            <text:p>7777,77777777777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70];[.D70])" office:value-type="string" office:string-value="77777,78">
            <text:p>77777,78</text:p>
          </table:table-cell>
          <table:table-cell table:style-name="ce16" office:value-type="float" office:value="77777.7777777777">
            <text:p>77777,7777777777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71];[.D71])" office:value-type="string" office:string-value="777777,78">
            <text:p>777777,78</text:p>
          </table:table-cell>
          <table:table-cell table:style-name="ce16" office:value-type="float" office:value="777777.777777777">
            <text:p>777777,777777777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72];[.D72])" office:value-type="string" office:string-value="7777777,78">
            <text:p>7777777,78</text:p>
          </table:table-cell>
          <table:table-cell table:style-name="ce16" office:value-type="float" office:value="7777777.77777777">
            <text:p>7777777,77777777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73];[.D73])" office:value-type="string" office:string-value="77777777,78">
            <text:p>77777777,78</text:p>
          </table:table-cell>
          <table:table-cell table:style-name="ce16" office:value-type="float" office:value="77777777.7777777">
            <text:p>77777777,7777777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74];[.D74])" office:value-type="string" office:string-value="777777777,78">
            <text:p>777777777,78</text:p>
          </table:table-cell>
          <table:table-cell table:style-name="ce16" office:value-type="float" office:value="777777777.777777">
            <text:p>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75];[.D75])" office:value-type="string" office:string-value="7777777777,78">
            <text:p>7777777777,78</text:p>
          </table:table-cell>
          <table:table-cell table:style-name="ce16" office:value-type="float" office:value="7777777777.77777">
            <text:p>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76];[.D76])" office:value-type="string" office:string-value="77777777777,78">
            <text:p>77777777777,78</text:p>
          </table:table-cell>
          <table:table-cell table:style-name="ce16" office:value-type="float" office:value="77777777777.7777">
            <text:p>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77];[.D77])" office:value-type="string" office:string-value="777777777777,78">
            <text:p>777777777777,78</text:p>
          </table:table-cell>
          <table:table-cell table:style-name="ce16" office:value-type="float" office:value="777777777777.777">
            <text:p>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8];[.D78])" office:value-type="string" office:string-value="7777777777777,77">
            <text:p>7777777777777,77</text:p>
          </table:table-cell>
          <table:table-cell table:style-name="ce16" office:value-type="float" office:value="7777777777777.77">
            <text:p>7777777777777,77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9];[.D79])" office:value-type="string" office:string-value="77777777777777,7">
            <text:p>77777777777777,7</text:p>
          </table:table-cell>
          <table:table-cell table:style-name="ce16" office:value-type="float" office:value="77777777777777.7">
            <text:p>77777777777777,7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36.745cm" draw:caption-point-x="-31.027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80];[.D80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,0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37.216cm" draw:caption-point-x="-31.027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81];[.D81])" office:value-type="string" office:string-value="-777777777,78">
            <text:p>-777777777,78</text:p>
          </table:table-cell>
          <table:table-cell table:style-name="ce16" office:value-type="float" office:value="-777777777.777777">
            <text:p>-777777777,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82];[.D82])" office:value-type="string" office:string-value="-7777777777,78">
            <text:p>-7777777777,78</text:p>
          </table:table-cell>
          <table:table-cell table:style-name="ce16" office:value-type="float" office:value="-7777777777.77777">
            <text:p>-7777777777,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83];[.D83])" office:value-type="string" office:string-value="-77777777777,78">
            <text:p>-77777777777,78</text:p>
          </table:table-cell>
          <table:table-cell table:style-name="ce16" office:value-type="float" office:value="-77777777777.7777">
            <text:p>-77777777777,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84];[.D84])" office:value-type="string" office:string-value="-777777777777,78">
            <text:p>-777777777777,78</text:p>
          </table:table-cell>
          <table:table-cell table:style-name="ce16" office:value-type="float" office:value="-777777777777.777">
            <text:p>-777777777777,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85];[.D85])" office:value-type="string" office:string-value="0">
            <text:p>0</text:p>
          </table:table-cell>
          <table:table-cell table:style-name="ce17" office:value-type="float" office:value="0.000000001">
            <text:p>0,00000000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39.571cm" draw:caption-point-x="-31.027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86];[.D86])" office:value-type="string" office:string-value="0">
            <text:p>0</text:p>
          </table:table-cell>
          <table:table-cell table:style-name="ce17" office:value-type="float" office:value="0.000000011">
            <text:p>0,0000000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0.042cm" draw:caption-point-x="-31.027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87];[.D87])" office:value-type="string" office:string-value="0">
            <text:p>0</text:p>
          </table:table-cell>
          <table:table-cell table:style-name="ce17" office:value-type="float" office:value="0.000000111">
            <text:p>0,000000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0.513cm" draw:caption-point-x="-31.027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8];[.D88])" office:value-type="string" office:string-value="0">
            <text:p>0</text:p>
          </table:table-cell>
          <table:table-cell table:style-name="ce17" office:value-type="float" office:value="0.000001111">
            <text:p>0,00000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0.984cm" draw:caption-point-x="-31.027cm" draw:caption-point-y="-40.98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9];[.D89])" office:value-type="string" office:string-value="0">
            <text:p>0</text:p>
          </table:table-cell>
          <table:table-cell table:style-name="ce17" office:value-type="float" office:value="0.000011111">
            <text:p>0,0000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1.455cm" draw:caption-point-x="-31.027cm" draw:caption-point-y="-41.4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0];[.D90])" office:value-type="string" office:string-value="0">
            <text:p>0</text:p>
          </table:table-cell>
          <table:table-cell table:style-name="ce17" office:value-type="float" office:value="0.000111111">
            <text:p>0,000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1.926cm" draw:caption-point-x="-31.027cm" draw:caption-point-y="-41.9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1];[.D91])" office:value-type="string" office:string-value="0">
            <text:p>0</text:p>
          </table:table-cell>
          <table:table-cell table:style-name="ce17" office:value-type="float" office:value="0.001111111">
            <text:p>0,00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42.396cm" draw:caption-point-x="-31.027cm" draw:caption-point-y="-42.39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2];[.D92])" office:value-type="string" office:string-value="0,01">
            <text:p>0,01</text:p>
          </table:table-cell>
          <table:table-cell table:style-name="ce17" office:value-type="float" office:value="0.011111111">
            <text:p>0,0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42.867cm" draw:caption-point-x="-31.027cm" draw:caption-point-y="-42.86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3];[.D93])" office:value-type="string" office:string-value="0,11">
            <text:p>0,11</text:p>
          </table:table-cell>
          <table:table-cell table:style-name="ce17" office:value-type="float" office:value="0.111111111">
            <text:p>0,1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43.338cm" draw:caption-point-x="-31.027cm" draw:caption-point-y="-43.33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94];[.D94])" office:value-type="string" office:string-value="0">
            <text:p>0</text:p>
          </table:table-cell>
          <table:table-cell table:style-name="ce17" office:value-type="float" office:value="0.00000000001">
            <text:p>0,00000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43.809cm" draw:caption-point-x="-31.027cm" draw:caption-point-y="-43.80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95];[.D95])" office:value-type="string" office:string-value="0">
            <text:p>0</text:p>
          </table:table-cell>
          <table:table-cell table:style-name="ce17" office:value-type="float" office:value="0.00000000011">
            <text:p>0,0000000001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44.28cm" draw:caption-point-x="-31.027cm" draw:caption-point-y="-44.2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96];[.D96])" office:value-type="string" office:string-value="0">
            <text:p>0</text:p>
          </table:table-cell>
          <table:table-cell table:style-name="ce17" office:value-type="float" office:value="0.00000000101">
            <text:p>0,00000000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4.751cm" draw:caption-point-x="-31.027cm" draw:caption-point-y="-44.75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97];[.D97])" office:value-type="string" office:string-value="0">
            <text:p>0</text:p>
          </table:table-cell>
          <table:table-cell table:style-name="ce17" office:value-type="float" office:value="0.00000001101">
            <text:p>0,0000000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5.222cm" draw:caption-point-x="-31.027cm" draw:caption-point-y="-45.22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8];[.D98])" office:value-type="string" office:string-value="0">
            <text:p>0</text:p>
          </table:table-cell>
          <table:table-cell table:style-name="ce17" office:value-type="float" office:value="0.00000011101">
            <text:p>0,000000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5.693cm" draw:caption-point-x="-31.027cm" draw:caption-point-y="-45.69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9];[.D99])" office:value-type="string" office:string-value="0">
            <text:p>0</text:p>
          </table:table-cell>
          <table:table-cell table:style-name="ce17" office:value-type="float" office:value="0.00000111101">
            <text:p>0,00000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6.164cm" draw:caption-point-x="-31.027cm" draw:caption-point-y="-46.1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100];[.D100])" office:value-type="string" office:string-value="0">
            <text:p>0</text:p>
          </table:table-cell>
          <table:table-cell table:style-name="ce17" office:value-type="float" office:value="0.00001111101">
            <text:p>0,0000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6.635cm" draw:caption-point-x="-31.027cm" draw:caption-point-y="-46.6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101];[.D101])" office:value-type="string" office:string-value="0">
            <text:p>0</text:p>
          </table:table-cell>
          <table:table-cell table:style-name="ce17" office:value-type="float" office:value="0.00011111101">
            <text:p>0,000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7.106cm" draw:caption-point-x="-31.027cm" draw:caption-point-y="-47.1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102];[.D102])" office:value-type="string" office:string-value="0">
            <text:p>0</text:p>
          </table:table-cell>
          <table:table-cell table:style-name="ce17" office:value-type="float" office:value="0.00111111101">
            <text:p>0,00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7.577cm" draw:caption-point-x="-31.027cm" draw:caption-point-y="-47.5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103];[.D103])" office:value-type="string" office:string-value="0,01">
            <text:p>0,01</text:p>
          </table:table-cell>
          <table:table-cell table:style-name="ce17" office:value-type="float" office:value="0.01111111101">
            <text:p>0,0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8.048cm" draw:caption-point-x="-31.027cm" draw:caption-point-y="-48.0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104];[.D104])" office:value-type="string" office:string-value="0,11">
            <text:p>0,11</text:p>
          </table:table-cell>
          <table:table-cell table:style-name="ce17" office:value-type="float" office:value="0.11111111101">
            <text:p>0,1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8.519cm" draw:caption-point-x="-31.027cm" draw:caption-point-y="-48.5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105];[.D105])" office:value-type="string" office:string-value="0">
            <text:p>0</text:p>
          </table:table-cell>
          <table:table-cell table:style-name="ce17" office:value-type="float" office:value="0.00000000099">
            <text:p>0,000000000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8.99cm" draw:caption-point-x="-31.027cm" draw:caption-point-y="-48.9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106];[.D106])" office:value-type="string" office:string-value="0">
            <text:p>0</text:p>
          </table:table-cell>
          <table:table-cell table:style-name="ce17" office:value-type="float" office:value="0.00000000199">
            <text:p>0,00000000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9.461cm" draw:caption-point-x="-31.027cm" draw:caption-point-y="-49.4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107];[.D107])" office:value-type="string" office:string-value="0">
            <text:p>0</text:p>
          </table:table-cell>
          <table:table-cell table:style-name="ce17" office:value-type="float" office:value="0.00000001199">
            <text:p>0,0000000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49.932cm" draw:caption-point-x="-31.027cm" draw:caption-point-y="-49.9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8];[.D108])" office:value-type="string" office:string-value="0">
            <text:p>0</text:p>
          </table:table-cell>
          <table:table-cell table:style-name="ce17" office:value-type="float" office:value="0.00000011199">
            <text:p>0,000000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50.403cm" draw:caption-point-x="-31.027cm" draw:caption-point-y="-50.4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9];[.D109])" office:value-type="string" office:string-value="0">
            <text:p>0</text:p>
          </table:table-cell>
          <table:table-cell table:style-name="ce17" office:value-type="float" office:value="0.00000111199">
            <text:p>0,00000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50.874cm" draw:caption-point-x="-31.027cm" draw:caption-point-y="-50.8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10];[.D110])" office:value-type="string" office:string-value="0">
            <text:p>0</text:p>
          </table:table-cell>
          <table:table-cell table:style-name="ce17" office:value-type="float" office:value="0.00001111199">
            <text:p>0,0000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51.345cm" draw:caption-point-x="-31.027cm" draw:caption-point-y="-51.3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11];[.D111])" office:value-type="string" office:string-value="0">
            <text:p>0</text:p>
          </table:table-cell>
          <table:table-cell table:style-name="ce17" office:value-type="float" office:value="0.00011111199">
            <text:p>0,000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51.816cm" draw:caption-point-x="-31.027cm" draw:caption-point-y="-51.8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12];[.D112])" office:value-type="string" office:string-value="0">
            <text:p>0</text:p>
          </table:table-cell>
          <table:table-cell table:style-name="ce17" office:value-type="float" office:value="0.00111111199">
            <text:p>0,00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5cm" svg:x="31.027cm" svg:y="52.287cm" draw:caption-point-x="-31.027cm" draw:caption-point-y="-52.2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13];[.D113])" office:value-type="string" office:string-value="0,01">
            <text:p>0,01</text:p>
          </table:table-cell>
          <table:table-cell table:style-name="ce17" office:value-type="float" office:value="0.01111111199">
            <text:p>0,0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69cm" svg:height="2.046cm" svg:x="31.027cm" svg:y="52.757cm" draw:caption-point-x="-31.027cm" draw:caption-point-y="-52.75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14];[.D114])" office:value-type="string" office:string-value="0,11">
            <text:p>0,11</text:p>
          </table:table-cell>
          <table:table-cell table:style-name="ce17" office:value-type="float" office:value="0.11111111199">
            <text:p>0,1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69cm" svg:height="2.011cm" svg:x="31.027cm" svg:y="53.228cm" draw:caption-point-x="-31.027cm" draw:caption-point-y="-53.22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15];[.D115])" office:value-type="string" office:string-value="0">
            <text:p>0</text:p>
          </table:table-cell>
          <table:table-cell table:style-name="ce10" office:value-type="string">
            <text:p>AaBbCcDd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16];[.D116])" office:value-type="string" office:string-value="0">
            <text:p>0</text:p>
          </table:table-cell>
          <table:table-cell table:style-name="ce10" office:value-type="string">
            <text:p>АаБбВвГгДд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.00</text:p>
          </table:table-cell>
          <table:table-cell table:formula="oooc:=FIXED([.C118])" office:value-type="string" office:string-value="123,00">
            <text:p>123,00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9];[.D119])" office:value-type="string" office:string-value="12,340">
            <text:p>12,340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0];[.D120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,456,789.123</text:p>
          </table:table-cell>
          <table:table-cell table:formula="oooc:=FIXED([.C121];[.D121])" office:value-type="string" office:string-value="123 456 789,123">
            <text:p>123 456 789,123</text:p>
          </table:table-cell>
          <table:table-cell table:style-name="ce7" office:value-type="float" office:value="123456789.123456">
            <text:p>123456789,1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00</text:p>
          </table:table-cell>
          <table:table-cell table:formula="oooc:=FIXED([.C122];[.D122])" office:value-type="string" office:string-value="12 300">
            <text:p>12 30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23];[.D123];[.E123])" office:value-type="string" office:string-value="12345,340">
            <text:p>12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4];[.D124];[.E124])" office:value-type="string" office:string-value="12 345,340">
            <text:p>12 345,340</text:p>
          </table:table-cell>
          <table:table-cell table:style-name="ce7" office:value-type="float" office:value="12345.34">
            <text:p>12345,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,234,567,891,234.56</text:p>
          </table:table-cell>
          <table:table-cell table:formula="oooc:=FIXED([.C125];[.D125];[.E125])" office:value-type="string" office:string-value="1 234 567 891 234,56">
            <text:p>1 234 567 891 234,56</text:p>
          </table:table-cell>
          <table:table-cell table:style-name="ce7" office:value-type="float" office:value="1234567891234.56">
            <text:p>1234567891234,56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,456,789,123,400.00</text:p>
          </table:table-cell>
          <table:table-cell table:formula="oooc:=FIXED([.C126];[.D126];[.E126])" office:value-type="string" office:string-value="123 456 789 123 400,00">
            <text:p>123 456 789 123 400,00</text:p>
          </table:table-cell>
          <table:table-cell table:style-name="ce7" office:value-type="float" office:value="123456789123400">
            <text:p>123456789123400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34.6</text:p>
          </table:table-cell>
          <table:table-cell table:formula="oooc:=FIXED([.C127];[.D127])" office:value-type="string" office:string-value="1 234,6">
            <text:p>1 234,6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,230</text:p>
          </table:table-cell>
          <table:table-cell table:formula="oooc:=FIXED([.C128];[.D128])" office:value-type="string" office:string-value="-1 230">
            <text:p>-1 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9];[.D129];[.E129])" office:value-type="string" office:string-value="1230">
            <text:p>1230</text:p>
          </table:table-cell>
          <table:table-cell table:style-name="ce7" office:value-type="float" office:value="1234.567">
            <text:p>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30];[.D130];[.E130])" office:value-type="string" office:string-value="-1230">
            <text:p>-1230</text:p>
          </table:table-cell>
          <table:table-cell table:style-name="ce7" office:value-type="float" office:value="-1234.567">
            <text:p>-1234,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5" office:value-type="string">
            <text:p>$123.00</text:p>
          </table:table-cell>
          <table:table-cell table:style-name="Default" table:formula="oooc:=DOLLAR([.C132])" office:value-type="string" office:string-value="123,00руб.">
            <text:p>123,00руб.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ce18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string">
            <text:p>($1,234.57)</text:p>
          </table:table-cell>
          <table:table-cell table:style-name="Default" table:formula="oooc:=DOLLAR([.C133])" office:value-type="string" office:string-value="-1 234,57руб.">
            <text:p>-1 234,57руб.</text:p>
          </table:table-cell>
          <table:table-cell table:style-name="ce7" office:value-type="float" office:value="-1234.567">
            <text:p>-1234,57</text:p>
          </table:table-cell>
          <table:table-cell table:style-name="ce7" table:number-columns-repeated="3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$123.45</text:p>
          </table:table-cell>
          <table:table-cell table:style-name="Default" table:formula="oooc:=DOLLAR([.C134])" office:value-type="string" office:string-value="123,45руб.">
            <text:p>123,45руб.</text:p>
          </table:table-cell>
          <table:table-cell table:style-name="ce7" office:value-type="float" office:value="123.454">
            <text:p>123,45</text:p>
          </table:table-cell>
          <table:table-cell table:style-name="ce7" table:number-columns-repeated="3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$123.46</text:p>
          </table:table-cell>
          <table:table-cell table:style-name="Default" table:formula="oooc:=DOLLAR([.C135])" office:value-type="string" office:string-value="123,46руб.">
            <text:p>123,46руб.</text:p>
          </table:table-cell>
          <table:table-cell table:style-name="ce7" office:value-type="float" office:value="123.455">
            <text:p>123,46</text:p>
          </table:table-cell>
          <table:table-cell table:style-name="ce7" table:number-columns-repeated="3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23.45)</text:p>
          </table:table-cell>
          <table:table-cell table:style-name="Default" table:formula="oooc:=DOLLAR([.C136])" office:value-type="string" office:string-value="123,45руб.">
            <text:p>123,45руб.</text:p>
          </table:table-cell>
          <table:table-cell table:style-name="ce7" office:value-type="float" office:value="-123.454">
            <text:p>-123,45</text:p>
          </table:table-cell>
          <table:table-cell table:style-name="ce7" table:number-columns-repeated="3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23.46)</text:p>
          </table:table-cell>
          <table:table-cell table:style-name="Default" table:formula="oooc:=DOLLAR([.C137])" office:value-type="string" office:string-value="123,46руб.">
            <text:p>123,46руб.</text:p>
          </table:table-cell>
          <table:table-cell table:style-name="ce7" office:value-type="float" office:value="-123.455">
            <text:p>-123,46</text:p>
          </table:table-cell>
          <table:table-cell table:style-name="ce7" table:number-columns-repeated="3"/>
          <table:table-cell table:style-name="Default" table:number-columns-repeated="3"/>
          <table:table-cell table:style-name="ce21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4"/>
          <table:table-cell table:style-name="Default" table:number-columns-repeated="3"/>
          <table:table-cell table:style-name="ce21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000)</text:p>
          </table:table-cell>
          <table:table-cell table:style-name="Default" table:formula="oooc:=DOLLAR([.C139];[.D139])" office:value-type="string" office:string-value="-1 000руб.">
            <text:p>-1 000руб.</text:p>
          </table:table-cell>
          <table:table-cell table:style-name="ce7" office:value-type="float" office:value="-1234.5678">
            <text:p>-1234,57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2"/>
          <table:table-cell table:style-name="Default" table:number-columns-repeated="3"/>
          <table:table-cell table:style-name="ce21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234.568)</text:p>
          </table:table-cell>
          <table:table-cell table:style-name="Default" table:formula="oooc:=DOLLAR([.C140];[.D140])" office:value-type="string" office:string-value="-1 234,568руб.">
            <text:p>-1 234,568руб.</text:p>
          </table:table-cell>
          <table:table-cell table:style-name="ce7" office:value-type="float" office:value="-1234.5678">
            <text:p>-1234,57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Default" table:number-columns-repeated="3"/>
          <table:table-cell table:style-name="ce21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 table:number-rows-repeated="124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9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8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1"/>
          <table:table-cell table:style-name="ce7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6512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1">
      <number:number number:decimal-places="2" number:min-integer-digits="1" number:grouping="true"/>
      <number:text>р.</number:text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SFr. </number:text>
      <number:number number:decimal-places="0" number:min-integer-digits="1" number:grouping="true"/>
    </number:number-style>
    <number:number-style style:name="N161">
      <number:text>SFr. 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SFr. </number:text>
      <number:number number:decimal-places="0" number:min-integer-digits="1" number:grouping="true"/>
    </number:number-style>
    <number:number-style style:name="N162">
      <style:text-properties fo:color="#ff0000"/>
      <number:text>SFr. -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SFr. </number:text>
      <number:number number:decimal-places="2" number:min-integer-digits="1" number:grouping="true"/>
    </number:number-style>
    <number:number-style style:name="N164">
      <number:text>SFr. 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SFr. </number:text>
      <number:number number:decimal-places="2" number:min-integer-digits="1" number:grouping="true"/>
    </number:number-style>
    <number:number-style style:name="N165">
      <style:text-properties fo:color="#ff0000"/>
      <number:text>SFr. -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SFr. </number:text>
      <number:number number:decimal-places="0" number:min-integer-digits="1" number:grouping="true"/>
      <number:text> </number:text>
    </number:number-style>
    <number:number-style style:name="N169P1" style:volatile="true">
      <number:text> SFr. -</number:text>
      <number:number number:decimal-places="0" number:min-integer-digits="1" number:grouping="true"/>
      <number:text> </number:text>
    </number:number-style>
    <number:number-style style:name="N169P2" style:volatile="true">
      <number:text> SFr.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 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SFr. </number:text>
      <number:number number:decimal-places="2" number:min-integer-digits="1" number:grouping="true"/>
      <number:text> </number:text>
    </number:number-style>
    <number:number-style style:name="N175P1" style:volatile="true">
      <number:text> SFr. -</number:text>
      <number:number number:decimal-places="2" number:min-integer-digits="1" number:grouping="true"/>
      <number:text> </number:text>
    </number:number-style>
    <number:number-style style:name="N175P2" style:volatile="true">
      <number:text> SFr.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7P0"/>
    </number:currency-style>
    <number:date-style style:name="N20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09">
      <number:currency-symbol number:language="en" number:country="US">$</number:currency-symbol>
      <number:number number:decimal-places="2" number:min-integer-digits="1" number:grouping="true"/>
    </number:currency-style>
    <number:number-style style:name="N210">
      <number:number number:decimal-places="15" number:min-integer-digits="1"/>
    </number:number-style>
    <number:number-style style:name="N211">
      <number:number number:decimal-places="20" number:min-integer-digits="1"/>
    </number:number-style>
    <number:number-style style:name="N212">
      <number:number number:decimal-places="11" number:min-integer-digits="1"/>
    </number:number-style>
    <number:number-style style:name="N213">
      <number:number number:decimal-places="19" number:min-integer-digits="1"/>
    </number:number-style>
    <number:number-style style:name="N215P0" style:volatile="true">
      <number:text> </number:text>
      <number:number number:decimal-places="0" number:min-integer-digits="1" number:grouping="true"/>
      <number:text> </number:text>
    </number:number-style>
    <number:number-style style:name="N215P1" style:volatile="true">
      <number:text> (</number:text>
      <number:number number:decimal-places="0" number:min-integer-digits="1" number:grouping="true"/>
      <number:text>)</number:text>
    </number:number-style>
    <number:number-style style:name="N215P2" style:volatile="true">
      <number:text>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(</number:text>
      <number:number number:decimal-places="2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 </number:text>
      <number:number number:decimal-places="0" number:min-integer-digits="1" number:grouping="true"/>
      <number:text>р. </number:text>
    </number:number-style>
    <number:number-style style:name="N219P1" style:volatile="true">
      <number:text>-</number:text>
      <number:number number:decimal-places="0" number:min-integer-digits="1" number:grouping="true"/>
      <number:text>р. </number:text>
    </number:number-style>
    <number:number-style style:name="N219P2" style:volatile="true">
      <number:text> -р.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 </number:text>
      <number:number number:decimal-places="0" number:min-integer-digits="1" number:grouping="true"/>
      <number:text>    </number:text>
    </number:number-style>
    <number:number-style style:name="N221P1" style:volatile="true">
      <number:text>-</number:text>
      <number:number number:decimal-places="0" number:min-integer-digits="1" number:grouping="true"/>
      <number:text>    </number:text>
    </number:number-style>
    <number:number-style style:name="N221P2" style:volatile="true">
      <number:text> -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 </number:text>
      <number:number number:decimal-places="2" number:min-integer-digits="1" number:grouping="true"/>
      <number:text>р. </number:text>
    </number:number-style>
    <number:number-style style:name="N223P1" style:volatile="true">
      <number:text>-</number:text>
      <number:number number:decimal-places="2" number:min-integer-digits="1" number:grouping="true"/>
      <number:text>р. </number:text>
    </number:number-style>
    <number:number-style style:name="N223P2" style:volatile="true">
      <number:text> -</number:text>
      <number:number number:decimal-places="0" number:min-integer-digits="0"/>
      <number:text>р.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 </number:text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</number:text>
      <number:number number:decimal-places="0" number:min-integer-digits="1" number:grouping="true"/>
      <number:text> </number:text>
    </number:number-style>
    <number:number-style style:name="N226P1" style:volatile="true">
      <number:text> -</number:text>
      <number:number number:decimal-places="0" number:min-integer-digits="1" number:grouping="true"/>
      <number:text> </number:text>
    </number:number-style>
    <number:number-style style:name="N226P2" style:volatile="true">
      <number:text> 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 </number:text>
      <number:number number:decimal-places="2" number:min-integer-digits="1" number:grouping="true"/>
      <number:text> </number:text>
    </number:number-style>
    <number:number-style style:name="N227P1" style:volatile="true">
      <number:text> -</number:text>
      <number:number number:decimal-places="2" number:min-integer-digits="1" number:grouping="true"/>
      <number:text> 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 </number:text>
      <number:number number:decimal-places="3" number:min-integer-digits="1" number:grouping="true"/>
      <number:text> </number:text>
    </number:number-style>
    <number:number-style style:name="N229P1" style:volatile="true">
      <number:text> -</number:text>
      <number:number number:decimal-places="3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 </number:text>
      <number:number number:decimal-places="4" number:min-integer-digits="1" number:grouping="true"/>
      <number:text> </number:text>
    </number:number-style>
    <number:number-style style:name="N231P1" style:volatile="true">
      <number:text> -</number:text>
      <number:number number:decimal-places="4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 </number:text>
      <number:number number:decimal-places="5" number:min-integer-digits="1" number:grouping="true"/>
      <number:text> </number:text>
    </number:number-style>
    <number:number-style style:name="N233P1" style:volatile="true">
      <number:text> -</number:text>
      <number:number number:decimal-places="5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 </number:text>
      <number:number number:decimal-places="6" number:min-integer-digits="1" number:grouping="true"/>
      <number:text> </number:text>
    </number:number-style>
    <number:number-style style:name="N235P1" style:volatile="true">
      <number:text> -</number:text>
      <number:number number:decimal-places="6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 </number:text>
      <number:number number:decimal-places="1" number:min-integer-digits="1" number:grouping="true"/>
      <number:text> </number:text>
    </number:number-style>
    <number:number-style style:name="N237P1" style:volatile="true">
      <number:text> -</number:text>
      <number:number number:decimal-places="1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number number:decimal-places="0" number:min-integer-digits="1" number:grouping="true"/>
      <number:text> </number:text>
    </number:number-style>
    <number:number-style style:name="N238P1" style:volatile="true">
      <number:text> -</number:text>
      <number:number number:decimal-places="0" number:min-integer-digits="1" number:grouping="true"/>
      <number:text> </number:text>
    </number:number-style>
    <number:number-style style:name="N238P2" style:volatile="true">
      <number:text> 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8">28.12.2007</text:date>, <text:time>17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1-22T22:05:38</meta:creation-date>
    <dc:date>2007-12-28T17:35:03</dc:date>
    <meta:editing-cycles>11</meta:editing-cycles>
    <meta:editing-duration>PT21M39S</meta:editing-duration>
    <meta:user-defined meta:name="Info 1"/>
    <meta:user-defined meta:name="Info 2"/>
    <meta:user-defined meta:name="Info 3"/>
    <meta:user-defined meta:name="Info 4"/>
    <meta:document-statistic meta:table-count="1" meta:cell-count="682"/>
  </office:meta>
</office:document-meta>
</file>